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496307091EBAD29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TeX Gyre Termes Math" svg:font-family="'TeX Gyre Termes Math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7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000000" style:font-name="TeX Gyre Termes Math" fo:font-size="42.7000007629395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000000" style:font-name="TeX Gyre Termes Math" fo:font-size="32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001cm" svg:height="21cm" svg:x="0.9cm" svg:y="0cm">
          <draw:image xlink:href="Pictures/100000000000032000000258496307091EBAD296.jpg" xlink:type="simple" xlink:show="embed" xlink:actuate="onLoad" loext:mime-type="image/jpeg">
            <text:p/>
          </draw:image>
        </draw:frame>
        <draw:line draw:style-name="gr2" draw:text-style-name="P1" draw:layer="layout" svg:x1="10.4cm" svg:y1="10cm" svg:x2="7.8cm" svg:y2="10cm">
          <text:p/>
        </draw:line>
        <draw:frame draw:style-name="gr3" draw:text-style-name="P2" draw:layer="layout" svg:width="7.425cm" svg:height="2.513cm" svg:x="20.2cm" svg:y="6.887cm">
          <draw:text-box>
            <text:p><text:span text:style-name="T1">SiC particle clusters</text:span></text:p>
          </draw:text-box>
        </draw:frame>
        <draw:frame draw:style-name="gr4" draw:text-style-name="P2" draw:layer="layout" svg:width="8.698cm" svg:height="1.4cm" svg:x="3.702cm" svg:y="1.4cm">
          <draw:text-box>
            <text:p><text:span text:style-name="T1">Eutectic phases</text:span></text:p>
          </draw:text-box>
        </draw:frame>
        <draw:line draw:style-name="gr2" draw:text-style-name="P1" draw:layer="layout" svg:x1="22cm" svg:y1="5.2cm" svg:x2="22.6cm" svg:y2="7cm">
          <text:p/>
        </draw:line>
        <draw:line draw:style-name="gr2" draw:text-style-name="P1" draw:layer="layout" svg:x1="7.4cm" svg:y1="14cm" svg:x2="12cm" svg:y2="16.4cm">
          <text:p/>
        </draw:line>
        <draw:frame draw:style-name="gr5" draw:text-style-name="P2" draw:layer="layout" svg:width="6.364cm" svg:height="2.513cm" svg:x="2cm" svg:y="8.8cm">
          <draw:text-box>
            <text:p><text:span text:style-name="T1">Aluminium dendrite</text:span></text:p>
          </draw:text-box>
        </draw:frame>
        <draw:frame draw:style-name="gr6" draw:text-style-name="P2" draw:layer="layout" svg:width="7.425cm" svg:height="2.513cm" svg:x="8cm" svg:y="16.6cm">
          <draw:text-box>
            <text:p><text:span text:style-name="T1">Individual SiC particles</text:span></text:p>
          </draw:text-box>
        </draw:frame>
        <draw:line draw:style-name="gr2" draw:text-style-name="P1" draw:layer="layout" svg:x1="3cm" svg:y1="5cm" svg:x2="6.6cm" svg:y2="2.6cm">
          <text:p/>
        </draw:line>
        <draw:line draw:style-name="gr2" draw:text-style-name="P1" draw:layer="layout" svg:x1="16.2cm" svg:y1="7.2cm" svg:x2="12.6cm" svg:y2="7.2cm">
          <text:p/>
        </draw:line>
        <draw:line draw:style-name="gr2" draw:text-style-name="P1" draw:layer="layout" svg:x1="10.6cm" svg:y1="14.2cm" svg:x2="12cm" svg:y2="16.4cm">
          <text:p/>
        </draw:line>
        <draw:line draw:style-name="gr2" draw:text-style-name="P1" draw:layer="layout" svg:x1="13.202cm" svg:y1="13.172cm" svg:x2="12cm" svg:y2="16.4cm">
          <text:p/>
        </draw:line>
        <draw:custom-shape draw:style-name="gr7" draw:text-style-name="P3" draw:layer="layout" svg:width="2cm" svg:height="2cm" svg:x="20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4cm" svg:height="1.4cm" svg:x="8.2cm" svg:y="6.4cm">
          <draw:text-box>
            <text:p><text:span text:style-name="T1">Porosity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TeX Gyre Termes Math" svg:font-family="'TeX Gyre Termes Math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23:48:53.174067839</meta:creation-date>
    <dc:date>2022-04-01T00:36:13.225468797</dc:date>
    <meta:editing-duration>PT20M59S</meta:editing-duration>
    <meta:editing-cycles>4</meta:editing-cycles>
    <meta:generator>LibreOffice/6.4.7.2$Linux_X86_64 LibreOffice_project/40$Build-2</meta:generator>
    <meta:document-statistic meta:object-count="37"/>
  </office:meta>
</office:document-meta>
</file>